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4.206cm" style:use-optimal-column-width="false"/>
    </style:style>
    <style:style style:name="co3" style:family="table-column">
      <style:table-column-properties style:column-width="4.179cm" style:use-optimal-column-width="false"/>
    </style:style>
    <style:style style:name="co4" style:family="table-column">
      <style:table-column-properties style:column-width="4.358cm" style:use-optimal-column-width="false"/>
    </style:style>
    <style:style style:name="co5" style:family="table-column">
      <style:table-column-properties style:column-width="2.898cm" style:use-optimal-column-width="false"/>
    </style:style>
    <style:style style:name="co6" style:family="table-column">
      <style:table-column-properties style:column-width="2.901cm" style:use-optimal-column-width="false"/>
    </style:style>
    <style:style style:name="co7" style:family="table-column">
      <style:table-column-properties style:column-width="2.903cm" style:use-optimal-column-width="false"/>
    </style:style>
    <style:style style:name="ro1" style:family="table-row">
      <style:table-row-properties style:row-height="-5.45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82cm"/>
    </style:style>
    <style:style style:name="ro4" style:family="table-row">
      <style:table-row-properties style:row-height="0.773cm"/>
    </style:style>
    <style:style style:name="ro5" style:family="table-row">
      <style:table-row-properties style:row-height="0cm"/>
    </style:style>
    <style:style style:name="ro6" style:family="table-row">
      <style:table-row-properties style:row-height="0.995cm"/>
    </style:style>
    <style:style style:name="ce1" style:family="table-cell"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text-properties fo:font-size="13pt" style:font-size-asian="13pt" style:font-size-complex="13pt"/>
    </style:style>
    <style:style style:name="ce4" style:family="table-cell">
      <style:text-properties fo:font-size="14pt" style:font-size-asian="14pt" style:font-size-complex="14pt"/>
    </style:style>
    <style:style style:name="P1" style:family="paragraph"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7.919cm" svg:height="4.2cm" svg:x="0.998cm" svg:y="11.9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Код Блюда</text:span></text:p>
              </table:table-cell>
              <table:table-cell>
                <text:p text:style-name="P1">Название блюда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Плов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Лагман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Борщ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36cm" svg:height="10.56cm" svg:x="19.64cm" svg:y="9.045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2"><text:span text:style-name="T2">Код продукта</text:span></text:p>
              </table:table-cell>
              <table:table-cell table:style-name="ce1">
                <text:p text:style-name="P1"><text:span text:style-name="T1">Название продукта</text:span></text:p>
              </table:table-cell>
            </table:table-row>
            <table:table-row table:style-name="ro4" table:default-cell-style-name="ce3">
              <table:table-cell>
                <text:p text:style-name="P3">11</text:p>
              </table:table-cell>
              <table:table-cell>
                <text:p text:style-name="P3">Рис</text:p>
              </table:table-cell>
            </table:table-row>
            <table:table-row table:style-name="ro4" table:default-cell-style-name="ce3">
              <table:table-cell>
                <text:p text:style-name="P3">22</text:p>
              </table:table-cell>
              <table:table-cell>
                <text:p text:style-name="P3">Картофель</text:p>
              </table:table-cell>
            </table:table-row>
            <table:table-row table:style-name="ro4" table:default-cell-style-name="ce3">
              <table:table-cell>
                <text:p text:style-name="P3">33</text:p>
              </table:table-cell>
              <table:table-cell>
                <text:p text:style-name="P3">Говядина</text:p>
              </table:table-cell>
            </table:table-row>
            <table:table-row table:style-name="ro4" table:default-cell-style-name="ce3">
              <table:table-cell>
                <text:p text:style-name="P3">44</text:p>
              </table:table-cell>
              <table:table-cell>
                <text:p text:style-name="P3">Перец болгарский</text:p>
              </table:table-cell>
            </table:table-row>
            <table:table-row table:style-name="ro4" table:default-cell-style-name="ce3">
              <table:table-cell>
                <text:p text:style-name="P3">55</text:p>
              </table:table-cell>
              <table:table-cell>
                <text:p text:style-name="P3">Капуста</text:p>
              </table:table-cell>
            </table:table-row>
            <table:table-row table:style-name="ro4" table:default-cell-style-name="ce3">
              <table:table-cell>
                <text:p text:style-name="P3">66</text:p>
              </table:table-cell>
              <table:table-cell>
                <text:p text:style-name="P3">Морковь</text:p>
              </table:table-cell>
            </table:table-row>
            <table:table-row table:style-name="ro4" table:default-cell-style-name="ce3">
              <table:table-cell>
                <text:p text:style-name="P3">77</text:p>
              </table:table-cell>
              <table:table-cell>
                <text:p text:style-name="P3">Свекла</text:p>
              </table:table-cell>
            </table:table-row>
            <table:table-row table:style-name="ro4" table:default-cell-style-name="ce3">
              <table:table-cell>
                <text:p text:style-name="P3">88</text:p>
              </table:table-cell>
              <table:table-cell>
                <text:p text:style-name="P3">Помидор</text:p>
              </table:table-cell>
            </table:table-row>
            <table:table-row table:style-name="ro4" table:default-cell-style-name="ce3">
              <table:table-cell>
                <text:p text:style-name="P3">99</text:p>
              </table:table-cell>
              <table:table-cell>
                <text:p text:style-name="P3">Лук</text:p>
              </table:table-cell>
            </table:table-row>
            <table:table-row table:style-name="ro5" table:default-cell-style-name="ce3">
              <table:table-cell>
                <text:p text:style-name="P3">00</text:p>
              </table:table-cell>
              <table:table-cell>
                <text:p text:style-name="P3">Чеснок</text:p>
              </table:table-cell>
            </table:table-row>
            <table:table-row table:style-name="ro5" table:default-cell-style-name="ce3">
              <table:table-cell>
                <text:p text:style-name="P3">111</text:p>
              </table:table-cell>
              <table:table-cell>
                <text:p text:style-name="P3">Лапша</text:p>
              </table:table-cell>
            </table:table-row>
            <table:table-row table:style-name="ro5" table:default-cell-style-name="ce3">
              <table:table-cell>
                <text:p text:style-name="P3">222</text:p>
              </table:table-cell>
              <table:table-cell>
                <text:p text:style-name="P3">Раст масло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296cm" svg:height="6.492cm" svg:x="1.364cm" svg:y="1.349cm">
          <table:table table:template-name="orang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 table:style-name="ce2">
                <text:p text:style-name="P2">Код calc</text:p>
              </table:table-cell>
              <table:table-cell>
                <text:p text:style-name="P1">Код блюда</text:p>
              </table:table-cell>
              <table:table-cell>
                <text:p text:style-name="P1">Кол-во блюда</text:p>
              </table:table-cell>
              <table:table-cell>
                <text:p text:style-name="P1">Код продукта</text:p>
              </table:table-cell>
              <table:table-cell>
                <text:p text:style-name="P1"><text:span text:style-name="T1">Кол-во продукта</text:span></text:p>
              </table:table-cell>
              <table:table-cell>
                <text:p text:style-name="P1">Дата начала</text:p>
              </table:table-cell>
              <table:table-cell>
                <text:p text:style-name="P1">Дата окончания</text:p>
              </table:table-cell>
            </table:table-row>
            <table:table-row table:style-name="ro2" table:default-cell-style-name="orange2">
              <table:table-cell>
                <text:p>0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4">11</text:p>
              </table:table-cell>
              <table:table-cell table:style-name="ce4">
                <text:p text:style-name="P4">100гр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  <table:table-row table:style-name="ro2" table:default-cell-style-name="orange1">
              <table:table-cell/>
              <table:table-cell/>
              <table:table-cell/>
              <table:table-cell table:style-name="ce4">
                <text:p text:style-name="P4">33</text:p>
              </table:table-cell>
              <table:table-cell table:style-name="ce4">
                <text:p text:style-name="P4">100гр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  <table:table-row table:style-name="ro5" table:default-cell-style-name="orange2">
              <table:table-cell/>
              <table:table-cell/>
              <table:table-cell/>
              <table:table-cell table:style-name="ce4">
                <text:p text:style-name="P4">66</text:p>
              </table:table-cell>
              <table:table-cell table:style-name="ce4">
                <text:p text:style-name="P4">100гр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  <table:table-row table:style-name="ro5" table:default-cell-style-name="orange1">
              <table:table-cell/>
              <table:table-cell/>
              <table:table-cell/>
              <table:table-cell table:style-name="ce4">
                <text:p text:style-name="P4">99</text:p>
              </table:table-cell>
              <table:table-cell table:style-name="ce4">
                <text:p text:style-name="P4">40гр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  <table:table-row table:style-name="ro5" table:default-cell-style-name="orange2">
              <table:table-cell/>
              <table:table-cell/>
              <table:table-cell/>
              <table:table-cell table:style-name="ce4">
                <text:p text:style-name="P4">00</text:p>
              </table:table-cell>
              <table:table-cell table:style-name="ce4">
                <text:p text:style-name="P4">20гр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  <table:table-row table:style-name="ro5" table:default-cell-style-name="orange1">
              <table:table-cell/>
              <table:table-cell/>
              <table:table-cell/>
              <table:table-cell table:style-name="ce4">
                <text:p text:style-name="P4">222</text:p>
              </table:table-cell>
              <table:table-cell table:style-name="ce4">
                <text:p text:style-name="P4">50мл</text:p>
              </table:table-cell>
              <table:table-cell table:style-name="ce3">
                <text:p text:style-name="P3">01.02.19</text:p>
              </table:table-cell>
              <table:table-cell table:style-name="ce3">
                <text:p text:style-name="P3">01.08.19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5" draw:layer="layout" svg:x1="2.8cm" svg:y1="12.3cm" svg:x2="5.5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5:06:04.284592078</meta:creation-date>
    <dc:date>2020-02-17T15:59:41.546285177</dc:date>
    <meta:editing-duration>PT2M</meta:editing-duration>
    <meta:editing-cycles>1</meta:editing-cycles>
    <meta:generator>LibreOffice/6.0.7.3$Linux_X86_64 LibreOffice_project/00m0$Build-3</meta:generator>
    <meta:document-statistic meta:object-count="4"/>
  </office:meta>
</office:document-meta>
</file>